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SANCHEZ ROJAS, DICK NICXZON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46053278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PCL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SANCHEZ ROJAS, DICK NICXZON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46053278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30/11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Castañeda Mori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29/11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>BLASTOVET</text:p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41</text:p>
          </table:table-cell>
          <table:table-cell table:style-name="Tableau1.A2" office:value-type="string">
            <text:p text:style-name="P13">114</text:p>
          </table:table-cell>
          <table:table-cell table:style-name="Tableau1.D2" office:value-type="string">
            <text:p text:style-name="P12">4674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4674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>29/11/2021</text:p>
          </table:table-cell>
          <table:table-cell table:style-name="Tabla2.A2" office:value-type="string">
            <text:p text:style-name="P7">180156</text:p>
          </table:table-cell>
          <table:table-cell table:style-name="Tabla2.A2" office:value-type="string">
            <text:p text:style-name="P7">4920.00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MANUEL BALCAZAR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114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563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29T22:51:46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